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2.75cm" fo:min-width="6.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743cm" fo:min-width="5.5cm"/>
    </style:style>
    <style:style style:name="gr3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2.75cm" fo:min-width="9.5cm"/>
    </style:style>
    <style:style style:name="gr4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5cm" fo:min-width="10.5cm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75cm" fo:min-width="10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14pt" style:font-size-asian="14pt" style:font-size-complex="14pt"/>
    </style:style>
    <style:style style:name="P3" style:family="paragraph">
      <loext:graphic-properties draw:fill="solid" draw:fill-color="#dddddd"/>
      <style:paragraph-properties fo:text-align="center"/>
      <style:text-properties style:font-name="Liberation Serif1" fo:font-size="12pt" style:font-size-asian="12pt" style:font-size-complex="12pt"/>
    </style:style>
    <style:style style:name="P4" style:family="paragraph">
      <loext:graphic-properties draw:fill="solid" draw:fill-color="#dddddd"/>
      <style:paragraph-properties fo:text-align="center"/>
      <style:text-properties style:font-name="Liberation Serif1"/>
    </style:style>
    <style:style style:name="P5" style:family="paragraph"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="none" draw:fill-color="#ffffff"/>
      <style:paragraph-properties fo:text-align="center"/>
      <style:text-properties style:font-name="Liberation Serif1" fo:font-size="10pt" style:font-size-asian="10pt" style:font-size-complex="10pt"/>
    </style:style>
    <style:style style:name="T1" style:family="text">
      <style:text-properties style:font-name="Liberation Serif1" fo:font-size="14pt" style:font-size-asian="14pt" style:font-size-complex="14pt"/>
    </style:style>
    <style:style style:name="T2" style:family="text">
      <style:text-properties style:font-name="Liberation Serif1" fo:font-size="12pt" style:font-size-asian="12pt" style:font-size-complex="12pt"/>
    </style:style>
    <style:style style:name="T3" style:family="text">
      <style:text-properties style:font-name="Liberation Serif1"/>
    </style:style>
    <style:style style:name="T4" style:family="text">
      <style:text-properties style:font-name="Liberation Serif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cm" svg:height="3cm" svg:x="12cm" svg:y="3cm">
          <text:p text:style-name="P1"><text:span text:style-name="T1">Run Maxent species </text:span></text:p>
          <text:p text:style-name="P1"><text:span text:style-name="T1">distribution models (SDMs)</text:span></text:p>
          <text:p text:style-name="P1"><text:span text:style-name="T1"><text:s/></text:span><text:span text:style-name="T1">for all extant terrestrial </text:span></text:p>
          <text:p text:style-name="P1"><text:span text:style-name="T1">mammals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cm" svg:height="0.993cm" svg:x="2cm" svg:y="6cm">
          <text:p text:style-name="P1"><text:span text:style-name="T2">select_species.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0.993cm" svg:x="2cm" svg:y="6.902cm">
          <text:p text:style-name="P1"><text:span text:style-name="T2">maxnet_function.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0.993cm" svg:x="2cm" svg:y="7.805cm">
          <text:p text:style-name="P1"><text:span text:style-name="T2">k_fold_function.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6cm" svg:height="0.993cm" svg:x="2cm" svg:y="8.707cm">
          <text:p text:style-name="P1"><text:span text:style-name="T2">CBI_threshold_function.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10cm" svg:height="3cm" svg:x="2cm" svg:y="3cm">
          <text:p text:style-name="P1"><text:span text:style-name="T3">SDM_species_specific_buffer.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cm" svg:height="0.9cm" svg:x="8cm" svg:y="6cm">
          <text:p text:style-name="P5"><text:span text:style-name="T4">Import extinct and extant species names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cm" svg:height="0.9cm" svg:x="8cm" svg:y="6.9cm">
          <text:p text:style-name="P5"><text:span text:style-name="T4">Core function to run Maxent SDM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1cm" svg:height="0.9cm" svg:x="8cm" svg:y="7.8cm">
          <text:p text:style-name="P5"><text:span text:style-name="T4">Function to get stats using 5-fold cross valid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1cm" svg:height="1cm" svg:x="8cm" svg:y="8.7cm">
          <text:p text:style-name="P5"><text:span text:style-name="T4">Get the threshold using the continuous Boyce index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28T15:35:19.557487992</meta:creation-date>
    <meta:editing-duration>PT3M57S</meta:editing-duration>
    <meta:editing-cycles>2</meta:editing-cycles>
    <meta:generator>LibreOffice/5.2.7.2$Linux_X86_64 LibreOffice_project/20m0$Build-2</meta:generator>
    <meta:initial-creator>Berti Emilio</meta:initial-creator>
    <dc:date>2020-08-28T15:39:13.657776321</dc:date>
    <dc:creator>Berti Emilio</dc:creator>
    <meta:document-statistic meta:object-count="10"/>
  </office:meta>
</office:document-meta>
</file>